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7.54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72.3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162.11pt"/>
    </style:style>
    <style:style style:name="co8" style:family="table-column">
      <style:table-column-properties fo:break-before="auto" style:column-width="122.46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71.6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7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be0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pt"/>
    </style:style>
    <style:style style:name="ce39" style:family="table-cell" style:parent-style-name="Default">
      <style:table-cell-properties fo:background-color="#cccccc"/>
    </style:style>
    <style:style style:name="ce40" style:family="table-cell" style:parent-style-name="Default">
      <style:table-cell-properties fo:background-color="#ccbe00"/>
    </style:style>
    <style:style style:name="ce46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eeeeee"/>
    </style:style>
    <style:style style:name="ce50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pt"/>
    </style:style>
    <style:style style:name="ce56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pt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</style:style>
    <style:style style:name="ce58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</style:style>
    <style:style style:name="ce60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ackground-color="#ccbe00" style:text-align-source="fix" style:repeat-content="false"/>
      <style:paragraph-properties fo:text-align="center" fo:margin-left="0pt"/>
    </style:style>
    <style:style style:name="ce6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66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pt"/>
    </style:style>
    <style:style style:name="ce67" style:family="table-cell" style:parent-style-name="Default">
      <style:table-cell-properties fo:background-color="#cccccc"/>
    </style:style>
    <style:style style:name="ce68" style:family="table-cell" style:parent-style-name="Default">
      <style:table-cell-properties fo:background-color="#ccbe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3"/>
        <table:table-column table:style-name="co2" table:default-cell-style-name="Default"/>
        <table:table-column table:style-name="co3" table:default-cell-style-name="Default"/>
        <table:table-column table:style-name="co1" table:default-cell-style-name="ce61"/>
        <table:table-column table:style-name="co4" table:default-cell-style-name="ce61"/>
        <table:table-column table:style-name="co1" table:default-cell-style-name="ce61"/>
        <table:table-column table:style-name="co5" table:default-cell-style-name="ce61"/>
        <table:table-column table:style-name="co1" table:default-cell-style-name="ce61"/>
        <table:table-column table:style-name="co6" table:default-cell-style-name="ce61"/>
        <table:table-column table:style-name="co1" table:default-cell-style-name="ce61"/>
        <table:table-column table:style-name="co7" table:default-cell-style-name="Default"/>
        <table:table-column table:style-name="co1" table:number-columns-repeated="1011" table:default-cell-style-name="Default"/>
        <table:table-row table:style-name="ro1">
          <table:table-cell table:style-name="ce46"/>
          <table:table-cell table:style-name="ce50" office:value-type="string" calcext:value-type="string">
            <text:p>optimizer</text:p>
          </table:table-cell>
          <table:table-cell table:style-name="ce46" office:value-type="string" calcext:value-type="string">
            <text:p>loss</text:p>
          </table:table-cell>
          <table:table-cell table:style-name="ce46" office:value-type="string" calcext:value-type="string">
            <text:p>seed</text:p>
          </table:table-cell>
          <table:table-cell table:style-name="ce46" office:value-type="float" office:value="798" calcext:value-type="float" table:number-columns-spanned="2" table:number-rows-spanned="1">
            <text:p>798</text:p>
          </table:table-cell>
          <table:covered-table-cell table:style-name="ce46"/>
          <table:table-cell table:style-name="ce46" office:value-type="float" office:value="834" calcext:value-type="float" table:number-columns-spanned="2" table:number-rows-spanned="1">
            <text:p>834</text:p>
          </table:table-cell>
          <table:covered-table-cell table:style-name="ce46"/>
          <table:table-cell table:style-name="ce46" office:value-type="string" calcext:value-type="string" table:number-columns-spanned="2" table:number-rows-spanned="1">
            <text:p>835-score</text:p>
          </table:table-cell>
          <table:covered-table-cell table:style-name="ce46"/>
          <table:table-cell table:style-name="ce46" office:value-type="string" calcext:value-type="string">
            <text:p>Model No</text:p>
          </table:table-cell>
          <table:table-cell table:style-name="ce46" office:value-type="string" calcext:value-type="string">
            <text:p>note</text:p>
          </table:table-cell>
          <table:table-cell table:style-name="ce46" table:number-columns-repeated="1011"/>
        </table:table-row>
        <table:table-row table:style-name="ro1">
          <table:table-cell table:style-name="ce47"/>
          <table:table-cell table:style-name="ce51"/>
          <table:table-cell table:style-name="ce47" table:number-columns-repeated="2"/>
          <table:table-cell table:style-name="ce47" office:value-type="string" calcext:value-type="string">
            <text:p>accuracy</text:p>
          </table:table-cell>
          <table:table-cell table:style-name="ce47" office:value-type="string" calcext:value-type="string">
            <text:p>val accuracy </text:p>
          </table:table-cell>
          <table:table-cell table:style-name="ce47" office:value-type="string" calcext:value-type="string">
            <text:p>accuracy</text:p>
          </table:table-cell>
          <table:table-cell table:style-name="ce47" office:value-type="string" calcext:value-type="string">
            <text:p>val accuracy</text:p>
          </table:table-cell>
          <table:table-cell table:style-name="ce47" office:value-type="string" calcext:value-type="string">
            <text:p>accuracy</text:p>
          </table:table-cell>
          <table:table-cell table:style-name="ce47" office:value-type="string" calcext:value-type="string">
            <text:p>val accuracy</text:p>
          </table:table-cell>
          <table:table-cell table:style-name="ce47" table:number-columns-repeated="1013"/>
        </table:table-row>
        <table:table-row table:style-name="ro1">
          <table:table-cell table:style-name="ce48" office:value-type="float" office:value="1" calcext:value-type="float" table:number-columns-spanned="1" table:number-rows-spanned="14">
            <text:p>1</text:p>
          </table:table-cell>
          <table:table-cell table:style-name="ce52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62" calcext:value-type="float">
            <text:p>0.8662</text:p>
          </table:table-cell>
          <table:table-cell office:value-type="float" office:value="0.82" calcext:value-type="float">
            <text:p>0.8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7"/>
          <table:table-cell table:style-name="ce49" table:number-columns-repeated="1012"/>
        </table:table-row>
        <table:table-row table:style-name="ro1">
          <table:table-cell table:style-name="ce48" office:value-type="float" office:value="2" calcext:value-type="float" table:number-columns-spanned="1" table:number-rows-spanned="14">
            <text:p>2</text:p>
          </table:table-cell>
          <table:table-cell table:style-name="ce55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96" calcext:value-type="float">
            <text:p>0.86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7847" calcext:value-type="float">
            <text:p>0.7847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7"/>
          <table:table-cell table:style-name="ce49" table:number-columns-repeated="1012"/>
        </table:table-row>
        <table:table-row table:style-name="ro1">
          <table:table-cell table:style-name="ce48" office:value-type="float" office:value="3" calcext:value-type="float" table:number-columns-spanned="1" table:number-rows-spanned="14">
            <text:p>3</text:p>
          </table:table-cell>
          <table:table-cell table:style-name="ce56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612" calcext:value-type="float">
            <text:p>0.861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7"/>
          <table:table-cell table:style-name="ce49" table:number-columns-repeated="1012"/>
        </table:table-row>
        <table:table-row table:style-name="ro1">
          <table:table-cell table:style-name="ce48" office:value-type="float" office:value="4" calcext:value-type="float" table:number-columns-spanned="1" table:number-rows-spanned="14">
            <text:p>4</text:p>
          </table:table-cell>
          <table:table-cell table:style-name="ce57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779" calcext:value-type="float">
            <text:p>0.8779</text:p>
          </table:table-cell>
          <table:table-cell office:value-type="float" office:value="0.81" calcext:value-type="float">
            <text:p>0.81</text:p>
          </table:table-cell>
          <table:table-cell office:value-type="float" office:value="0.8656" calcext:value-type="float">
            <text:p>0.865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8086" calcext:value-type="float">
            <text:p>0.8086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7"/>
          <table:table-cell table:style-name="ce49" table:number-columns-repeated="1012"/>
        </table:table-row>
        <table:table-row table:style-name="ro1">
          <table:table-cell table:style-name="ce48" office:value-type="float" office:value="5" calcext:value-type="float" table:number-columns-spanned="1" table:number-rows-spanned="14">
            <text:p>5</text:p>
          </table:table-cell>
          <table:table-cell table:style-name="ce58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29" calcext:value-type="float">
            <text:p>0.8829</text:p>
          </table:table-cell>
          <table:table-cell office:value-type="float" office:value="0.78" calcext:value-type="float">
            <text:p>0.78</text:p>
          </table:table-cell>
          <table:table-cell office:value-type="float" office:value="0.8464" calcext:value-type="float">
            <text:p>0.8464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134" calcext:value-type="float">
            <text:p>0.8134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7"/>
          <table:table-cell table:style-name="ce49" table:number-columns-repeated="1012"/>
        </table:table-row>
        <table:table-row table:style-name="ro1">
          <table:table-cell table:style-name="ce48" office:value-type="float" office:value="6" calcext:value-type="float" table:number-columns-spanned="1" table:number-rows-spanned="14">
            <text:p>6</text:p>
          </table:table-cell>
          <table:table-cell table:style-name="ce59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29" calcext:value-type="float">
            <text:p>0.882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7"/>
          <table:table-cell table:style-name="ce49" table:number-columns-repeated="1012"/>
        </table:table-row>
        <table:table-row table:style-name="ro1">
          <table:table-cell table:style-name="ce48" office:value-type="float" office:value="7" calcext:value-type="float" table:number-columns-spanned="1" table:number-rows-spanned="14">
            <text:p>7</text:p>
          </table:table-cell>
          <table:table-cell table:style-name="ce60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6104" calcext:value-type="float">
            <text:p>0.6104</text:p>
          </table:table-cell>
          <table:table-cell office:value-type="float" office:value="0.56" calcext:value-type="float">
            <text:p>0.56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office:value-type="float" office:value="0.8846" calcext:value-type="float">
            <text:p>0.8846</text:p>
          </table:table-cell>
          <table:table-cell office:value-type="float" office:value="0.775" calcext:value-type="float">
            <text:p>0.775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7656" calcext:value-type="float">
            <text:p>0.7656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7895" calcext:value-type="float">
            <text:p>0.7895</text:p>
          </table:table-cell>
          <table:table-cell office:value-type="string" calcext:value-type="string">
            <text:p>Model 2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5903" calcext:value-type="float">
            <text:p>0.5903</text:p>
          </table:table-cell>
          <table:table-cell office:value-type="float" office:value="0.62" calcext:value-type="float">
            <text:p>0.62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55" calcext:value-type="float">
            <text:p>0.555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31" calcext:value-type="float">
            <text:p>0.5831</text:p>
          </table:table-cell>
          <table:table-cell office:value-type="float" office:value="0.6603" calcext:value-type="float">
            <text:p>0.6603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no change in accuracy</text:p>
          </table:table-cell>
          <table:table-cell table:number-columns-repeated="1011"/>
        </table:table-row>
        <table:table-row table:style-name="ro1" table:number-rows-repeated="10484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3"/>
        <table:table-column table:style-name="co2" table:default-cell-style-name="Default"/>
        <table:table-column table:style-name="co1" table:default-cell-style-name="Default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5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" table:number-columns-repeated="15" table:default-cell-style-name="ce61"/>
        <table:table-column table:style-name="co1" table:number-columns-repeated="998" table:default-cell-style-name="Default"/>
        <table:table-row table:style-name="ro1">
          <table:table-cell table:style-name="ce46"/>
          <table:table-cell table:style-name="ce50" office:value-type="string" calcext:value-type="string">
            <text:p>optimizer</text:p>
          </table:table-cell>
          <table:table-cell table:style-name="ce46" office:value-type="string" calcext:value-type="string">
            <text:p>loss</text:p>
          </table:table-cell>
          <table:table-cell table:style-name="ce46" table:number-columns-repeated="3"/>
          <table:table-cell table:style-name="ce46" office:value-type="float" office:value="834" calcext:value-type="float" table:number-columns-spanned="2" table:number-rows-spanned="1">
            <text:p>834</text:p>
          </table:table-cell>
          <table:covered-table-cell table:style-name="ce46"/>
          <table:table-cell table:style-name="ce46" table:number-columns-repeated="1014"/>
          <table:table-cell table:number-columns-repeated="2"/>
        </table:table-row>
        <table:table-row table:style-name="ro1">
          <table:table-cell table:style-name="ce63"/>
          <table:table-cell table:style-name="ce65"/>
          <table:table-cell table:style-name="ce63" table:number-columns-repeated="4"/>
          <table:table-cell table:style-name="ce63" office:value-type="string" calcext:value-type="string" table:number-columns-spanned="2" table:number-rows-spanned="1">
            <text:p>Fold – 0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2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3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4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5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6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7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8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9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10</text:p>
          </table:table-cell>
          <table:covered-table-cell table:style-name="ce63"/>
          <table:table-cell table:style-name="ce63" table:number-columns-repeated="996"/>
          <table:table-cell table:style-name="ce67" table:number-columns-repeated="2"/>
        </table:table-row>
        <table:table-row table:style-name="ro1">
          <table:table-cell table:style-name="ce64"/>
          <table:table-cell table:style-name="ce66"/>
          <table:table-cell table:style-name="ce64" table:number-columns-repeated="2"/>
          <table:table-cell table:style-name="ce64" office:value-type="string" calcext:value-type="string">
            <text:p>Best Score</text:p>
          </table:table-cell>
          <table:table-cell table:style-name="ce64" office:value-type="string" calcext:value-type="string">
            <text:p>Average Score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table:number-columns-repeated="996"/>
          <table:table-cell table:style-name="ce68" table:number-columns-repeated="2"/>
        </table:table-row>
        <table:table-row table:style-name="ro1">
          <table:table-cell table:style-name="ce48" office:value-type="float" office:value="1" calcext:value-type="float" table:number-columns-spanned="1" table:number-rows-spanned="14">
            <text:p>1</text:p>
          </table:table-cell>
          <table:table-cell table:style-name="ce52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746987958270383" calcext:value-type="float">
            <text:p>0.746987958270383</text:p>
          </table:table-cell>
          <table:table-cell office:value-type="float" office:value="0.615146299837584" calcext:value-type="float">
            <text:p>0.615146299837584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6485" calcext:value-type="float">
            <text:p>0.6485</text:p>
          </table:table-cell>
          <table:table-cell office:value-type="float" office:value="0.747" calcext:value-type="float">
            <text:p>0.74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 office:value-type="float" office:value="0.582903040871152" calcext:value-type="float">
            <text:p>0.582903040871152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662650605282152" calcext:value-type="float">
            <text:p>0.662650605282152</text:p>
          </table:table-cell>
          <table:table-cell office:value-type="float" office:value="0.547748135684279" calcext:value-type="float">
            <text:p>0.547748135684279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690476193314507" calcext:value-type="float">
            <text:p>0.690476193314507</text:p>
          </table:table-cell>
          <table:table-cell office:value-type="float" office:value="0.593445209226113" calcext:value-type="float">
            <text:p>0.5934452092261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32" calcext:value-type="float">
            <text:p>0.603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666666669504983" calcext:value-type="float">
            <text:p>0.666666669504983</text:p>
          </table:table-cell>
          <table:table-cell office:value-type="float" office:value="0.541738380666991" calcext:value-type="float">
            <text:p>0.54173838066699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662650605282152" calcext:value-type="float">
            <text:p>0.662650605282152</text:p>
          </table:table-cell>
          <table:table-cell office:value-type="float" office:value="0.520453240255207" calcext:value-type="float">
            <text:p>0.520453240255207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53" calcext:value-type="float">
            <text:p>0.4053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783132527966097" calcext:value-type="float">
            <text:p>0.783132527966097</text:p>
          </table:table-cell>
          <table:table-cell office:value-type="float" office:value="0.58888410817804" calcext:value-type="float">
            <text:p>0.5888841081780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87" calcext:value-type="float">
            <text:p>0.5987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422" calcext:value-type="float">
            <text:p>0.542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/>
          <table:table-cell office:value-type="float" office:value="0.771084333758756" calcext:value-type="float">
            <text:p>0.771084333758756</text:p>
          </table:table-cell>
          <table:table-cell office:value-type="float" office:value="0.606712564858498" calcext:value-type="float">
            <text:p>0.606712564858498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6" calcext:value-type="float">
            <text:p>0.6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42" calcext:value-type="float">
            <text:p>0.554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795180729354721" calcext:value-type="float">
            <text:p>0.795180729354721</text:p>
          </table:table-cell>
          <table:table-cell office:value-type="float" office:value="0.646514630669913" calcext:value-type="float">
            <text:p>0.646514630669913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" calcext:value-type="float">
            <text:p>0.6</text:p>
          </table:table-cell>
          <table:table-cell office:value-type="float" office:value="0.6786" calcext:value-type="float">
            <text:p>0.6786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7711" calcext:value-type="float">
            <text:p>0.771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5542" calcext:value-type="float">
            <text:p>0.554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726190479028793" calcext:value-type="float">
            <text:p>0.726190479028793</text:p>
          </table:table-cell>
          <table:table-cell office:value-type="float" office:value="0.584925417054062" calcext:value-type="float">
            <text:p>0.584925417054062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5846" calcext:value-type="float">
            <text:p>0.5846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578" calcext:value-type="float">
            <text:p>0.4578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690476196152823" calcext:value-type="float">
            <text:p>0.690476196152823</text:p>
          </table:table-cell>
          <table:table-cell office:value-type="float" office:value="0.599512336557444" calcext:value-type="float">
            <text:p>0.59951233655744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6" calcext:value-type="float">
            <text:p>0.6</text:p>
          </table:table-cell>
          <table:table-cell office:value-type="float" office:value="0.619" calcext:value-type="float">
            <text:p>0.61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6658" calcext:value-type="float">
            <text:p>0.6658</text:p>
          </table:table-cell>
          <table:table-cell office:value-type="float" office:value="0.6024" calcext:value-type="float">
            <text:p>0.6024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807228917098907" calcext:value-type="float">
            <text:p>0.807228917098907</text:p>
          </table:table-cell>
          <table:table-cell office:value-type="float" office:value="0.626176131031531" calcext:value-type="float">
            <text:p>0.626176131031531</text:p>
          </table:table-cell>
          <table:table-cell office:value-type="float" office:value="0.388" calcext:value-type="float">
            <text:p>0.38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933" calcext:value-type="float">
            <text:p>0.5933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386" calcext:value-type="float">
            <text:p>0.638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5663" calcext:value-type="float">
            <text:p>0.5663</text:p>
          </table:table-cell>
          <table:table-cell table:number-columns-repeated="998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2" calcext:value-type="float" table:number-columns-spanned="1" table:number-rows-spanned="14">
            <text:p>2</text:p>
          </table:table-cell>
          <table:table-cell table:style-name="ce55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69047616209303" calcext:value-type="float">
            <text:p>0.869047616209303</text:p>
          </table:table-cell>
          <table:table-cell office:value-type="float" office:value="0.834523808891173" calcext:value-type="float">
            <text:p>0.834523808891173</text:p>
          </table:table-cell>
          <table:table-cell office:value-type="float" office:value="0.86" calcext:value-type="float">
            <text:p>0.8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52" calcext:value-type="float">
            <text:p>0.852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6" calcext:value-type="float">
            <text:p>0.86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712091222191705" calcext:value-type="float">
            <text:p>0.71209122219170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4405" calcext:value-type="float">
            <text:p>0.4405</text:p>
          </table:table-cell>
          <table:table-cell office:value-type="float" office:value="0.864" calcext:value-type="float">
            <text:p>0.864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89" calcext:value-type="float">
            <text:p>0.8589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867469882390585" calcext:value-type="float">
            <text:p>0.867469882390585</text:p>
          </table:table-cell>
          <table:table-cell office:value-type="float" office:value="0.806927713594489" calcext:value-type="float">
            <text:p>0.806927713594489</text:p>
          </table:table-cell>
          <table:table-cell office:value-type="float" office:value="0.872" calcext:value-type="float">
            <text:p>0.872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8547" calcext:value-type="float">
            <text:p>0.854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467" calcext:value-type="float">
            <text:p>0.8467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666" calcext:value-type="float">
            <text:p>0.0666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8675" calcext:value-type="float">
            <text:p>0.8675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8193" calcext:value-type="float">
            <text:p>0.8193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857142854304541" calcext:value-type="float">
            <text:p>0.857142854304541</text:p>
          </table:table-cell>
          <table:table-cell office:value-type="float" office:value="0.834509466078113" calcext:value-type="float">
            <text:p>0.834509466078113</text:p>
          </table:table-cell>
          <table:table-cell office:value-type="float" office:value="0.86" calcext:value-type="float">
            <text:p>0.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" calcext:value-type="float">
            <text:p>0.8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831" calcext:value-type="float">
            <text:p>0.783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722" calcext:value-type="float">
            <text:p>0.8722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434" calcext:value-type="float">
            <text:p>0.8434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891566262905856" calcext:value-type="float">
            <text:p>0.891566262905856</text:p>
          </table:table-cell>
          <table:table-cell office:value-type="float" office:value="0.74592656212262" calcext:value-type="float">
            <text:p>0.74592656212262</text:p>
          </table:table-cell>
          <table:table-cell office:value-type="float" office:value="0.8627" calcext:value-type="float">
            <text:p>0.8627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9" calcext:value-type="float">
            <text:p>0.369</text:p>
          </table:table-cell>
          <table:table-cell office:value-type="float" office:value="0.8613" calcext:value-type="float">
            <text:p>0.8613</text:p>
          </table:table-cell>
          <table:table-cell office:value-type="float" office:value="0.869" calcext:value-type="float">
            <text:p>0.869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8072" calcext:value-type="float">
            <text:p>0.8072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8554" calcext:value-type="float">
            <text:p>0.8554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3" calcext:value-type="float" table:number-columns-spanned="1" table:number-rows-spanned="14">
            <text:p>3</text:p>
          </table:table-cell>
          <table:table-cell table:style-name="ce56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4" calcext:value-type="float" table:number-columns-spanned="1" table:number-rows-spanned="14">
            <text:p>4</text:p>
          </table:table-cell>
          <table:table-cell table:style-name="ce57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55421693210142" calcext:value-type="float">
            <text:p>0.855421693210142</text:p>
          </table:table-cell>
          <table:table-cell office:value-type="float" office:value="0.801161790225811" calcext:value-type="float">
            <text:p>0.801161790225811</text:p>
          </table:table-cell>
          <table:table-cell office:value-type="float" office:value="0.867999991575877" calcext:value-type="float">
            <text:p>0.86799999157587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67999993960063" calcext:value-type="float">
            <text:p>0.867999993960063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597333338658015" calcext:value-type="float">
            <text:p>0.597333338658015</text:p>
          </table:table-cell>
          <table:table-cell office:value-type="float" office:value="0.642857148533776" calcext:value-type="float">
            <text:p>0.642857148533776</text:p>
          </table:table-cell>
          <table:table-cell office:value-type="float" office:value="0.870666662851969" calcext:value-type="float">
            <text:p>0.870666662851969</text:p>
          </table:table-cell>
          <table:table-cell office:value-type="float" office:value="0.785714282875969" calcext:value-type="float">
            <text:p>0.785714282875969</text:p>
          </table:table-cell>
          <table:table-cell office:value-type="float" office:value="0.870838876888057" calcext:value-type="float">
            <text:p>0.870838876888057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8854852725917" calcext:value-type="float">
            <text:p>0.858854852725917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086550407816" calcext:value-type="float">
            <text:p>0.85086550407816</text:p>
          </table:table-cell>
          <table:table-cell office:value-type="float" office:value="0.843373490385262" calcext:value-type="float">
            <text:p>0.843373490385262</text:p>
          </table:table-cell>
          <table:table-cell office:value-type="float" office:value="0.856191741801134" calcext:value-type="float">
            <text:p>0.856191741801134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49533951393615" calcext:value-type="float">
            <text:p>0.849533951393615</text:p>
          </table:table-cell>
          <table:table-cell office:value-type="float" office:value="0.843373490385262" calcext:value-type="float">
            <text:p>0.84337349038526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89285713718051" calcext:value-type="float">
            <text:p>0.89285713718051</text:p>
          </table:table-cell>
          <table:table-cell office:value-type="float" office:value="0.791222030834022" calcext:value-type="float">
            <text:p>0.791222030834022</text:p>
          </table:table-cell>
          <table:table-cell office:value-type="float" office:value="0.859999992847443" calcext:value-type="float">
            <text:p>0.859999992847443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854666662613551" calcext:value-type="float">
            <text:p>0.85466666261355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6666665871938" calcext:value-type="float">
            <text:p>0.86666665871938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7333332379659" calcext:value-type="float">
            <text:p>0.87333332379659</text:p>
          </table:table-cell>
          <table:table-cell office:value-type="float" office:value="0.77380952664784" calcext:value-type="float">
            <text:p>0.77380952664784</text:p>
          </table:table-cell>
          <table:table-cell office:value-type="float" office:value="0.861517968412722" calcext:value-type="float">
            <text:p>0.861517968412722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76165103499645" calcext:value-type="float">
            <text:p>0.876165103499645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394141151806645" calcext:value-type="float">
            <text:p>0.394141151806645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48202394343883" calcext:value-type="float">
            <text:p>0.848202394343883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56191736562909" calcext:value-type="float">
            <text:p>0.85619173656290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53528626114328" calcext:value-type="float">
            <text:p>0.853528626114328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699082044385934" calcext:value-type="float">
            <text:p>0.699082044385934</text:p>
          </table:table-cell>
          <table:table-cell office:value-type="float" office:value="0.861333325703939" calcext:value-type="float">
            <text:p>0.86133332570393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5333327452342" calcext:value-type="float">
            <text:p>0.865333327452342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402666672070821" calcext:value-type="float">
            <text:p>0.402666672070821</text:p>
          </table:table-cell>
          <table:table-cell table:style-name="Default" office:value-type="float" office:value="0.357142858562015" calcext:value-type="float">
            <text:p>0.357142858562015</text:p>
          </table:table-cell>
          <table:table-cell office:value-type="float" office:value="0.870666658083598" calcext:value-type="float">
            <text:p>0.87066665808359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394141152481264" calcext:value-type="float">
            <text:p>0.394141152481264</text:p>
          </table:table-cell>
          <table:table-cell office:value-type="float" office:value="0.433734944067806" calcext:value-type="float">
            <text:p>0.433734944067806</text:p>
          </table:table-cell>
          <table:table-cell office:value-type="float" office:value="0.868175757550368" calcext:value-type="float">
            <text:p>0.868175757550368</text:p>
          </table:table-cell>
          <table:table-cell office:value-type="float" office:value="0.783132532992995" calcext:value-type="float">
            <text:p>0.783132532992995</text:p>
          </table:table-cell>
          <table:table-cell office:value-type="float" office:value="0.394141152401898" calcext:value-type="float">
            <text:p>0.394141152401898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61517966031711" calcext:value-type="float">
            <text:p>0.86151796603171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6844201373673" calcext:value-type="float">
            <text:p>0.866844201373673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49533947742731" calcext:value-type="float">
            <text:p>0.849533947742731</text:p>
          </table:table-cell>
          <table:table-cell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892857140018826" calcext:value-type="float">
            <text:p>0.892857140018826</text:p>
          </table:table-cell>
          <table:table-cell office:value-type="float" office:value="0.832128515837867" calcext:value-type="float">
            <text:p>0.832128515837867</text:p>
          </table:table-cell>
          <table:table-cell office:value-type="float" office:value="0.878666659196218" calcext:value-type="float">
            <text:p>0.878666659196218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0666660467784" calcext:value-type="float">
            <text:p>0.850666660467784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797619053295681" calcext:value-type="float">
            <text:p>0.797619053295681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6684419931013" calcext:value-type="float">
            <text:p>0.86684419931013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876165107467997" calcext:value-type="float">
            <text:p>0.876165107467997</text:p>
          </table:table-cell>
          <table:table-cell office:value-type="float" office:value="0.807228912072009" calcext:value-type="float">
            <text:p>0.807228912072009</text:p>
          </table:table-cell>
          <table:table-cell office:value-type="float" office:value="0.850865505982969" calcext:value-type="float">
            <text:p>0.8508655059829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45539274291891" calcext:value-type="float">
            <text:p>0.845539274291891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4181084099527" calcext:value-type="float">
            <text:p>0.864181084099527</text:p>
          </table:table-cell>
          <table:table-cell office:value-type="float" office:value="0.84337349541216" calcext:value-type="float">
            <text:p>0.84337349541216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845238098076412" calcext:value-type="float">
            <text:p>0.845238098076412</text:p>
          </table:table-cell>
          <table:table-cell office:value-type="float" office:value="0.73869764815783" calcext:value-type="float">
            <text:p>0.73869764815783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6666661103566" calcext:value-type="float">
            <text:p>0.866666661103566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597333338061969" calcext:value-type="float">
            <text:p>0.597333338061969</text:p>
          </table:table-cell>
          <table:table-cell office:value-type="float" office:value="0.642857148533776" calcext:value-type="float">
            <text:p>0.642857148533776</text:p>
          </table:table-cell>
          <table:table-cell office:value-type="float" office:value="0.606666672428449" calcext:value-type="float">
            <text:p>0.606666672428449</text:p>
          </table:table-cell>
          <table:table-cell office:value-type="float" office:value="0.559523812362126" calcext:value-type="float">
            <text:p>0.559523812362126</text:p>
          </table:table-cell>
          <table:table-cell office:value-type="float" office:value="0.876165105880656" calcext:value-type="float">
            <text:p>0.876165105880656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1517971587403" calcext:value-type="float">
            <text:p>0.861517971587403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70838873713375" calcext:value-type="float">
            <text:p>0.870838873713375</text:p>
          </table:table-cell>
          <table:table-cell office:value-type="float" office:value="0.831325306231717" calcext:value-type="float">
            <text:p>0.831325306231717</text:p>
          </table:table-cell>
          <table:table-cell office:value-type="float" office:value="0.850865504871831" calcext:value-type="float">
            <text:p>0.85086550487183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64181085686868" calcext:value-type="float">
            <text:p>0.864181085686868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400798941301442" calcext:value-type="float">
            <text:p>0.400798941301442</text:p>
          </table:table-cell>
          <table:table-cell office:value-type="float" office:value="0.373493974467358" calcext:value-type="float">
            <text:p>0.373493974467358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89285713718051" calcext:value-type="float">
            <text:p>0.89285713718051</text:p>
          </table:table-cell>
          <table:table-cell office:value-type="float" office:value="0.739371774522176" calcext:value-type="float">
            <text:p>0.739371774522176</text:p>
          </table:table-cell>
          <table:table-cell office:value-type="float" office:value="0.862666661739349" calcext:value-type="float">
            <text:p>0.862666661739349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9999992052714" calcext:value-type="float">
            <text:p>0.859999992052714</text:p>
          </table:table-cell>
          <table:table-cell office:value-type="float" office:value="0.797619050457364" calcext:value-type="float">
            <text:p>0.797619050457364</text:p>
          </table:table-cell>
          <table:table-cell office:value-type="float" office:value="0.845333326657613" calcext:value-type="float">
            <text:p>0.845333326657613</text:p>
          </table:table-cell>
          <table:table-cell office:value-type="float" office:value="0.89285713718051" calcext:value-type="float">
            <text:p>0.89285713718051</text:p>
          </table:table-cell>
          <table:table-cell office:value-type="float" office:value="0.862666661739349" calcext:value-type="float">
            <text:p>0.862666661739349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8202389978696" calcext:value-type="float">
            <text:p>0.848202389978696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807228918535164" calcext:value-type="float">
            <text:p>0.807228918535164</text:p>
          </table:table-cell>
          <table:table-cell office:value-type="float" office:value="0.872170431953613" calcext:value-type="float">
            <text:p>0.87217043195361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6191737832782" calcext:value-type="float">
            <text:p>0.856191737832782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403462057504133" calcext:value-type="float">
            <text:p>0.403462057504133</text:p>
          </table:table-cell>
          <table:table-cell office:value-type="float" office:value="0.349397591079574" calcext:value-type="float">
            <text:p>0.349397591079574</text:p>
          </table:table-cell>
          <table:table-cell office:value-type="float" office:value="0.400798942412581" calcext:value-type="float">
            <text:p>0.400798942412581</text:p>
          </table:table-cell>
          <table:table-cell office:value-type="float" office:value="0.373493974467358" calcext:value-type="float">
            <text:p>0.373493974467358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833376363807209" calcext:value-type="float">
            <text:p>0.833376363807209</text:p>
          </table:table-cell>
          <table:table-cell office:value-type="float" office:value="0.861333328088124" calcext:value-type="float">
            <text:p>0.861333328088124</text:p>
          </table:table-cell>
          <table:table-cell office:value-type="float" office:value="0.845238098076412" calcext:value-type="float">
            <text:p>0.845238098076412</text:p>
          </table:table-cell>
          <table:table-cell office:value-type="float" office:value="0.862666660944621" calcext:value-type="float">
            <text:p>0.862666660944621</text:p>
          </table:table-cell>
          <table:table-cell office:value-type="float" office:value="0.809523815200442" calcext:value-type="float">
            <text:p>0.809523815200442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57142851466224" calcext:value-type="float">
            <text:p>0.857142851466224</text:p>
          </table:table-cell>
          <table:table-cell office:value-type="float" office:value="0.859999991257985" calcext:value-type="float">
            <text:p>0.859999991257985</text:p>
          </table:table-cell>
          <table:table-cell office:value-type="float" office:value="0.785714288552602" calcext:value-type="float">
            <text:p>0.785714288552602</text:p>
          </table:table-cell>
          <table:table-cell office:value-type="float" office:value="0.849533952980956" calcext:value-type="float">
            <text:p>0.849533952980956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861517970793733" calcext:value-type="float">
            <text:p>0.861517970793733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65512642657233" calcext:value-type="float">
            <text:p>0.86551264265723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60186413664634" calcext:value-type="float">
            <text:p>0.86018641366463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0186415251974" calcext:value-type="float">
            <text:p>0.860186415251974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6284952744663" calcext:value-type="float">
            <text:p>0.86284952744663</text:p>
          </table:table-cell>
          <table:table-cell office:value-type="float" office:value="0.879518068698515" calcext:value-type="float">
            <text:p>0.879518068698515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867469880954329" calcext:value-type="float">
            <text:p>0.867469880954329</text:p>
          </table:table-cell>
          <table:table-cell office:value-type="float" office:value="0.768373494464914" calcext:value-type="float">
            <text:p>0.768373494464914</text:p>
          </table:table-cell>
          <table:table-cell office:value-type="float" office:value="0.861333327293396" calcext:value-type="float">
            <text:p>0.861333327293396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70666661262512" calcext:value-type="float">
            <text:p>0.870666661262512</text:p>
          </table:table-cell>
          <table:table-cell office:value-type="float" office:value="0.785714291390919" calcext:value-type="float">
            <text:p>0.785714291390919</text:p>
          </table:table-cell>
          <table:table-cell office:value-type="float" office:value="0.853333325783412" calcext:value-type="float">
            <text:p>0.853333325783412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75999993483225" calcext:value-type="float">
            <text:p>0.87599999348322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9507315473137" calcext:value-type="float">
            <text:p>0.869507315473137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394141151211392" calcext:value-type="float">
            <text:p>0.394141151211392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58854851535411" calcext:value-type="float">
            <text:p>0.858854851535411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596537956702566" calcext:value-type="float">
            <text:p>0.596537956702566</text:p>
          </table:table-cell>
          <table:table-cell office:value-type="float" office:value="0.650602408920426" calcext:value-type="float">
            <text:p>0.650602408920426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867469885981226" calcext:value-type="float">
            <text:p>0.867469885981226</text:p>
          </table:table-cell>
          <table:table-cell office:value-type="float" office:value="0.808089500893072" calcext:value-type="float">
            <text:p>0.808089500893072</text:p>
          </table:table-cell>
          <table:table-cell office:value-type="float" office:value="0.853333327770233" calcext:value-type="float">
            <text:p>0.853333327770233</text:p>
          </table:table-cell>
          <table:table-cell office:value-type="float" office:value="0.833333339009966" calcext:value-type="float">
            <text:p>0.833333339009966</text:p>
          </table:table-cell>
          <table:table-cell office:value-type="float" office:value="0.850666661262512" calcext:value-type="float">
            <text:p>0.85066666126251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3333326180776" calcext:value-type="float">
            <text:p>0.853333326180776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866844199786332" calcext:value-type="float">
            <text:p>0.866844199786332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77496664120894" calcext:value-type="float">
            <text:p>0.87749666412089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819277104843094" calcext:value-type="float">
            <text:p>0.819277104843094</text:p>
          </table:table-cell>
          <table:table-cell office:value-type="float" office:value="0.601864186568203" calcext:value-type="float">
            <text:p>0.601864186568203</text:p>
          </table:table-cell>
          <table:table-cell office:value-type="float" office:value="0.602409641067666" calcext:value-type="float">
            <text:p>0.602409641067666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867469885981226" calcext:value-type="float">
            <text:p>0.867469885981226</text:p>
          </table:table-cell>
          <table:table-cell table:style-name="Default" office:value-type="float" office:value="0.862849529033971" calcext:value-type="float">
            <text:p>0.862849529033971</text:p>
          </table:table-cell>
          <table:table-cell office:value-type="float" office:value="0.855421683156347" calcext:value-type="float">
            <text:p>0.855421683156347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880952386629014" calcext:value-type="float">
            <text:p>0.880952386629014</text:p>
          </table:table-cell>
          <table:table-cell office:value-type="float" office:value="0.795008606060578" calcext:value-type="float">
            <text:p>0.795008606060578</text:p>
          </table:table-cell>
          <table:table-cell office:value-type="float" office:value="0.842666660944621" calcext:value-type="float">
            <text:p>0.842666660944621</text:p>
          </table:table-cell>
          <table:table-cell office:value-type="float" office:value="0.857142859981174" calcext:value-type="float">
            <text:p>0.857142859981174</text:p>
          </table:table-cell>
          <table:table-cell office:value-type="float" office:value="0.865333325862884" calcext:value-type="float">
            <text:p>0.865333325862884</text:p>
          </table:table-cell>
          <table:table-cell office:value-type="float" office:value="0.8333333276567" calcext:value-type="float">
            <text:p>0.8333333276567</text:p>
          </table:table-cell>
          <table:table-cell office:value-type="float" office:value="0.837333329518636" calcext:value-type="float">
            <text:p>0.837333329518636</text:p>
          </table:table-cell>
          <table:table-cell office:value-type="float" office:value="0.880952386629014" calcext:value-type="float">
            <text:p>0.880952386629014</text:p>
          </table:table-cell>
          <table:table-cell office:value-type="float" office:value="0.609333337346713" calcext:value-type="float">
            <text:p>0.609333337346713</text:p>
          </table:table-cell>
          <table:table-cell office:value-type="float" office:value="0.571428574266888" calcext:value-type="float">
            <text:p>0.571428574266888</text:p>
          </table:table-cell>
          <table:table-cell office:value-type="float" office:value="0.861517966349179" calcext:value-type="float">
            <text:p>0.861517966349179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54860176417862" calcext:value-type="float">
            <text:p>0.854860176417862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31325297614178" calcext:value-type="float">
            <text:p>0.831325297614178</text:p>
          </table:table-cell>
          <table:table-cell office:value-type="float" office:value="0.840213043711951" calcext:value-type="float">
            <text:p>0.840213043711951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8854856218066" calcext:value-type="float">
            <text:p>0.858854856218066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599201071179024" calcext:value-type="float">
            <text:p>0.599201071179024</text:p>
          </table:table-cell>
          <table:table-cell office:value-type="float" office:value="0.626506025532642" calcext:value-type="float">
            <text:p>0.626506025532642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833333333422245" calcext:value-type="float">
            <text:p>0.833333333422245</text:p>
          </table:table-cell>
          <table:table-cell office:value-type="float" office:value="0.858666659196218" calcext:value-type="float">
            <text:p>0.858666659196218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70666659673055" calcext:value-type="float">
            <text:p>0.870666659673055</text:p>
          </table:table-cell>
          <table:table-cell office:value-type="float" office:value="0.797619041942415" calcext:value-type="float">
            <text:p>0.797619041942415</text:p>
          </table:table-cell>
          <table:table-cell office:value-type="float" office:value="0.850666659673055" calcext:value-type="float">
            <text:p>0.850666659673055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5999995867411" calcext:value-type="float">
            <text:p>0.855999995867411</text:p>
          </table:table-cell>
          <table:table-cell office:value-type="float" office:value="0.821428565751939" calcext:value-type="float">
            <text:p>0.821428565751939</text:p>
          </table:table-cell>
          <table:table-cell office:value-type="float" office:value="0.858854854313257" calcext:value-type="float">
            <text:p>0.858854854313257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551264" calcext:value-type="float">
            <text:p>0.86551264</text:p>
          </table:table-cell>
          <table:table-cell office:value-type="float" office:value="0.783132524375456" calcext:value-type="float">
            <text:p>0.783132524375456</text:p>
          </table:table-cell>
          <table:table-cell office:value-type="float" office:value="0.861517969206392" calcext:value-type="float">
            <text:p>0.861517969206392</text:p>
          </table:table-cell>
          <table:table-cell office:value-type="float" office:value="0.831325306231717" calcext:value-type="float">
            <text:p>0.831325306231717</text:p>
          </table:table-cell>
          <table:table-cell office:value-type="float" office:value="0.85752329686669" calcext:value-type="float">
            <text:p>0.8575232968666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855421693210142" calcext:value-type="float">
            <text:p>0.855421693210142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807228922125805" calcext:value-type="float">
            <text:p>0.807228922125805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/>
          <table:table-cell office:value-type="float" office:value="0.869047624724252" calcext:value-type="float">
            <text:p>0.869047624724252</text:p>
          </table:table-cell>
          <table:table-cell office:value-type="float" office:value="0.76954962935724" calcext:value-type="float">
            <text:p>0.76954962935724</text:p>
          </table:table-cell>
          <table:table-cell office:value-type="float" office:value="0.875999992688497" calcext:value-type="float">
            <text:p>0.875999992688497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8666661580404" calcext:value-type="float">
            <text:p>0.858666661580404</text:p>
          </table:table-cell>
          <table:table-cell office:value-type="float" office:value="0.773809529486157" calcext:value-type="float">
            <text:p>0.773809529486157</text:p>
          </table:table-cell>
          <table:table-cell office:value-type="float" office:value="0.858666660785675" calcext:value-type="float">
            <text:p>0.858666660785675</text:p>
          </table:table-cell>
          <table:table-cell office:value-type="float" office:value="0.869047624724252" calcext:value-type="float">
            <text:p>0.869047624724252</text:p>
          </table:table-cell>
          <table:table-cell office:value-type="float" office:value="0.869333326816559" calcext:value-type="float">
            <text:p>0.869333326816559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874833546053078" calcext:value-type="float">
            <text:p>0.874833546053078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82822894700834" calcext:value-type="float">
            <text:p>0.882822894700834</text:p>
          </table:table-cell>
          <table:table-cell office:value-type="float" office:value="0.79518071714654" calcext:value-type="float">
            <text:p>0.79518071714654</text:p>
          </table:table-cell>
          <table:table-cell office:value-type="float" office:value="0.394141152897941" calcext:value-type="float">
            <text:p>0.394141152897941</text:p>
          </table:table-cell>
          <table:table-cell office:value-type="float" office:value="0.433734940477164" calcext:value-type="float">
            <text:p>0.433734940477164</text:p>
          </table:table-cell>
          <table:table-cell office:value-type="float" office:value="0.866844203754684" calcext:value-type="float">
            <text:p>0.866844203754684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73501990987521" calcext:value-type="float">
            <text:p>0.873501990987521</text:p>
          </table:table-cell>
          <table:table-cell office:value-type="float" office:value="0.867469885981226" calcext:value-type="float">
            <text:p>0.867469885981226</text:p>
          </table:table-cell>
          <table:table-cell office:value-type="float" office:value="0.599201071000448" calcext:value-type="float">
            <text:p>0.599201071000448</text:p>
          </table:table-cell>
          <table:table-cell office:value-type="float" office:value="0.626506025532642" calcext:value-type="float">
            <text:p>0.626506025532642</text:p>
          </table:table-cell>
          <table:table-cell table:number-columns-repeated="998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5" calcext:value-type="float" table:number-columns-spanned="1" table:number-rows-spanned="14">
            <text:p>5</text:p>
          </table:table-cell>
          <table:table-cell table:style-name="ce58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828413654991217" calcext:value-type="float">
            <text:p>0.828413654991217</text:p>
          </table:table-cell>
          <table:table-cell office:value-type="float" office:value="0.865333325862884" calcext:value-type="float">
            <text:p>0.865333325862884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74666661421458" calcext:value-type="float">
            <text:p>0.874666661421458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3333330154419" calcext:value-type="float">
            <text:p>0.85333333015441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57523294485679" calcext:value-type="float">
            <text:p>0.857523294485679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60186414140836" calcext:value-type="float">
            <text:p>0.860186414140836</text:p>
          </table:table-cell>
          <table:table-cell office:value-type="float" office:value="0.855421688183244" calcext:value-type="float">
            <text:p>0.855421688183244</text:p>
          </table:table-cell>
          <table:table-cell office:value-type="float" office:value="0.864181088067879" calcext:value-type="float">
            <text:p>0.864181088067879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70838869745023" calcext:value-type="float">
            <text:p>0.870838869745023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881491337254266" calcext:value-type="float">
            <text:p>0.881491337254266</text:p>
          </table:table-cell>
          <table:table-cell office:value-type="float" office:value="0.807228913508266" calcext:value-type="float">
            <text:p>0.807228913508266</text:p>
          </table:table-cell>
          <table:table-cell office:value-type="float" office:value="0.848202393153377" calcext:value-type="float">
            <text:p>0.848202393153377</text:p>
          </table:table-cell>
          <table:table-cell office:value-type="float" office:value="0.807228922125805" calcext:value-type="float">
            <text:p>0.807228922125805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/>
          <table:table-cell office:value-type="float" office:value="0.867469880954329" calcext:value-type="float">
            <text:p>0.867469880954329</text:p>
          </table:table-cell>
          <table:table-cell office:value-type="float" office:value="0.69219736086693" calcext:value-type="float">
            <text:p>0.69219736086693</text:p>
          </table:table-cell>
          <table:table-cell office:value-type="float" office:value="0.871999994119008" calcext:value-type="float">
            <text:p>0.87199999411900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397333340843519" calcext:value-type="float">
            <text:p>0.397333340843519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400000007549922" calcext:value-type="float">
            <text:p>0.400000007549922</text:p>
          </table:table-cell>
          <table:table-cell office:value-type="float" office:value="0.380952382371539" calcext:value-type="float">
            <text:p>0.380952382371539</text:p>
          </table:table-cell>
          <table:table-cell office:value-type="float" office:value="0.863999994595845" calcext:value-type="float">
            <text:p>0.863999994595845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2197065493079" calcext:value-type="float">
            <text:p>0.852197065493079</text:p>
          </table:table-cell>
          <table:table-cell office:value-type="float" office:value="0.746987954679742" calcext:value-type="float">
            <text:p>0.746987954679742</text:p>
          </table:table-cell>
          <table:table-cell office:value-type="float" office:value="0.394141151409809" calcext:value-type="float">
            <text:p>0.394141151409809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52197064223207" calcext:value-type="float">
            <text:p>0.852197064223207</text:p>
          </table:table-cell>
          <table:table-cell office:value-type="float" office:value="0.867469880954329" calcext:value-type="float">
            <text:p>0.867469880954329</text:p>
          </table:table-cell>
          <table:table-cell office:value-type="float" office:value="0.866844202167343" calcext:value-type="float">
            <text:p>0.866844202167343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819277109869991" calcext:value-type="float">
            <text:p>0.819277109869991</text:p>
          </table:table-cell>
          <table:table-cell office:value-type="float" office:value="0.854860179592544" calcext:value-type="float">
            <text:p>0.854860179592544</text:p>
          </table:table-cell>
          <table:table-cell office:value-type="float" office:value="0.795180720737181" calcext:value-type="float">
            <text:p>0.79518072073718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/>
          <table:table-cell office:value-type="float" office:value="0.91666666382835" calcext:value-type="float">
            <text:p>0.91666666382835</text:p>
          </table:table-cell>
          <table:table-cell office:value-type="float" office:value="0.774153758075069" calcext:value-type="float">
            <text:p>0.774153758075069</text:p>
          </table:table-cell>
          <table:table-cell office:value-type="float" office:value="0.867999994754791" calcext:value-type="float">
            <text:p>0.867999994754791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26666664282481" calcext:value-type="float">
            <text:p>0.82666666428248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3333326975505" calcext:value-type="float">
            <text:p>0.853333326975505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70666660467784" calcext:value-type="float">
            <text:p>0.87066666046778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54860181179885" calcext:value-type="float">
            <text:p>0.854860181179885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61517971587403" calcext:value-type="float">
            <text:p>0.86151797158740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6844200580003" calcext:value-type="float">
            <text:p>0.866844200580003</text:p>
          </table:table-cell>
          <table:table-cell office:value-type="float" office:value="0.8915662614696" calcext:value-type="float">
            <text:p>0.8915662614696</text:p>
          </table:table-cell>
          <table:table-cell office:value-type="float" office:value="0.398135825634479" calcext:value-type="float">
            <text:p>0.398135825634479</text:p>
          </table:table-cell>
          <table:table-cell office:value-type="float" office:value="0.397590363959232" calcext:value-type="float">
            <text:p>0.397590363959232</text:p>
          </table:table-cell>
          <table:table-cell office:value-type="float" office:value="0.605858859701576" calcext:value-type="float">
            <text:p>0.605858859701576</text:p>
          </table:table-cell>
          <table:table-cell office:value-type="float" office:value="0.566265063113477" calcext:value-type="float">
            <text:p>0.566265063113477</text:p>
          </table:table-cell>
          <table:table-cell office:value-type="float" office:value="0.858854853043385" calcext:value-type="float">
            <text:p>0.858854853043385</text:p>
          </table:table-cell>
          <table:table-cell office:value-type="float" office:value="0.831325307667973" calcext:value-type="float">
            <text:p>0.831325307667973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/>
          <table:table-cell office:value-type="float" office:value="0.904761901923588" calcext:value-type="float">
            <text:p>0.904761901923588</text:p>
          </table:table-cell>
          <table:table-cell office:value-type="float" office:value="0.833218587638316" calcext:value-type="float">
            <text:p>0.833218587638316</text:p>
          </table:table-cell>
          <table:table-cell office:value-type="float" office:value="0.869333325227102" calcext:value-type="float">
            <text:p>0.86933332522710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57333326339722" calcext:value-type="float">
            <text:p>0.857333326339722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99999944369" calcext:value-type="float">
            <text:p>0.8599999944369</text:p>
          </table:table-cell>
          <table:table-cell office:value-type="float" office:value="0.904761901923588" calcext:value-type="float">
            <text:p>0.904761901923588</text:p>
          </table:table-cell>
          <table:table-cell office:value-type="float" office:value="0.861333326498667" calcext:value-type="float">
            <text:p>0.861333326498667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7483355240244" calcext:value-type="float">
            <text:p>0.87483355240244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70838874507046" calcext:value-type="float">
            <text:p>0.870838874507046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860186408585143" calcext:value-type="float">
            <text:p>0.860186408585143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84154454528412" calcext:value-type="float">
            <text:p>0.884154454528412</text:p>
          </table:table-cell>
          <table:table-cell office:value-type="float" office:value="0.795180724327823" calcext:value-type="float">
            <text:p>0.795180724327823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831325299050434" calcext:value-type="float">
            <text:p>0.831325299050434</text:p>
          </table:table-cell>
          <table:table-cell office:value-type="float" office:value="0.880159778220358" calcext:value-type="float">
            <text:p>0.880159778220358</text:p>
          </table:table-cell>
          <table:table-cell office:value-type="float" office:value="0.807228917098907" calcext:value-type="float">
            <text:p>0.807228917098907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/>
          <table:table-cell office:value-type="float" office:value="0.892857140018826" calcext:value-type="float">
            <text:p>0.892857140018826</text:p>
          </table:table-cell>
          <table:table-cell office:value-type="float" office:value="0.776592082946176" calcext:value-type="float">
            <text:p>0.776592082946176</text:p>
          </table:table-cell>
          <table:table-cell office:value-type="float" office:value="0.862666660149892" calcext:value-type="float">
            <text:p>0.862666660149892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63999991416931" calcext:value-type="float">
            <text:p>0.863999991416931</text:p>
          </table:table-cell>
          <table:table-cell office:value-type="float" office:value="0.857142854304541" calcext:value-type="float">
            <text:p>0.857142854304541</text:p>
          </table:table-cell>
          <table:table-cell office:value-type="float" office:value="0.858666659990946" calcext:value-type="float">
            <text:p>0.858666659990946</text:p>
          </table:table-cell>
          <table:table-cell office:value-type="float" office:value="0.892857140018826" calcext:value-type="float">
            <text:p>0.892857140018826</text:p>
          </table:table-cell>
          <table:table-cell office:value-type="float" office:value="0.873333325386047" calcext:value-type="float">
            <text:p>0.873333325386047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1517967619051" calcext:value-type="float">
            <text:p>0.861517967619051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0186412077293" calcext:value-type="float">
            <text:p>0.860186412077293</text:p>
          </table:table-cell>
          <table:table-cell office:value-type="float" office:value="0.795180729354721" calcext:value-type="float">
            <text:p>0.795180729354721</text:p>
          </table:table-cell>
          <table:table-cell office:value-type="float" office:value="0.399467384370761" calcext:value-type="float">
            <text:p>0.399467384370761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880159778220358" calcext:value-type="float">
            <text:p>0.880159778220358</text:p>
          </table:table-cell>
          <table:table-cell office:value-type="float" office:value="0.771084343812552" calcext:value-type="float">
            <text:p>0.771084343812552</text:p>
          </table:table-cell>
          <table:table-cell office:value-type="float" office:value="0.86284952744663" calcext:value-type="float">
            <text:p>0.8628495274466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84154453734742" calcext:value-type="float">
            <text:p>0.884154453734742</text:p>
          </table:table-cell>
          <table:table-cell office:value-type="float" office:value="0.795180720737181" calcext:value-type="float">
            <text:p>0.795180720737181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/>
          <table:table-cell office:value-type="float" office:value="0.879518068698515" calcext:value-type="float">
            <text:p>0.879518068698515</text:p>
          </table:table-cell>
          <table:table-cell office:value-type="float" office:value="0.691006882460515" calcext:value-type="float">
            <text:p>0.691006882460515</text:p>
          </table:table-cell>
          <table:table-cell office:value-type="float" office:value="0.396000006596247" calcext:value-type="float">
            <text:p>0.396000006596247</text:p>
          </table:table-cell>
          <table:table-cell office:value-type="float" office:value="0.41666666382835" calcext:value-type="float">
            <text:p>0.41666666382835</text:p>
          </table:table-cell>
          <table:table-cell office:value-type="float" office:value="0.847999994754791" calcext:value-type="float">
            <text:p>0.847999994754791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400000007947286" calcext:value-type="float">
            <text:p>0.400000007947286</text:p>
          </table:table-cell>
          <table:table-cell office:value-type="float" office:value="0.380952382371539" calcext:value-type="float">
            <text:p>0.380952382371539</text:p>
          </table:table-cell>
          <table:table-cell office:value-type="float" office:value="0.854666659434636" calcext:value-type="float">
            <text:p>0.854666659434636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65512643450903" calcext:value-type="float">
            <text:p>0.865512643450903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394141151707436" calcext:value-type="float">
            <text:p>0.394141151707436</text:p>
          </table:table-cell>
          <table:table-cell office:value-type="float" office:value="0.43373493401401" calcext:value-type="float">
            <text:p>0.43373493401401</text:p>
          </table:table-cell>
          <table:table-cell office:value-type="float" office:value="0.86284952665296" calcext:value-type="float">
            <text:p>0.86284952665296</text:p>
          </table:table-cell>
          <table:table-cell office:value-type="float" office:value="0.879518068698515" calcext:value-type="float">
            <text:p>0.879518068698515</text:p>
          </table:table-cell>
          <table:table-cell office:value-type="float" office:value="0.86284952665296" calcext:value-type="float">
            <text:p>0.86284952665296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628495282403" calcext:value-type="float">
            <text:p>0.8628495282403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70838871332364" calcext:value-type="float">
            <text:p>0.870838871332364</text:p>
          </table:table-cell>
          <table:table-cell office:value-type="float" office:value="7951807207371815" calcext:value-type="float">
            <text:p>7951807207371815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/>
          <table:table-cell office:value-type="float" office:value="0.928571425733112" calcext:value-type="float">
            <text:p>0.928571425733112</text:p>
          </table:table-cell>
          <table:table-cell office:value-type="float" office:value="0.683634539771819" calcext:value-type="float">
            <text:p>0.683634539771819</text:p>
          </table:table-cell>
          <table:table-cell office:value-type="float" office:value="0.396000004510085" calcext:value-type="float">
            <text:p>0.396000004510085</text:p>
          </table:table-cell>
          <table:table-cell office:value-type="float" office:value="0.41666666382835" calcext:value-type="float">
            <text:p>0.41666666382835</text:p>
          </table:table-cell>
          <table:table-cell office:value-type="float" office:value="0.397333340346813" calcext:value-type="float">
            <text:p>0.397333340346813</text:p>
          </table:table-cell>
          <table:table-cell office:value-type="float" office:value="0.404761904761905" calcext:value-type="float">
            <text:p>0.404761904761905</text:p>
          </table:table-cell>
          <table:table-cell office:value-type="float" office:value="0.859999992847443" calcext:value-type="float">
            <text:p>0.859999992847443</text:p>
          </table:table-cell>
          <table:table-cell office:value-type="float" office:value="0.928571425733112" calcext:value-type="float">
            <text:p>0.928571425733112</text:p>
          </table:table-cell>
          <table:table-cell office:value-type="float" office:value="0.854666659832001" calcext:value-type="float">
            <text:p>0.854666659832001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4181086798006" calcext:value-type="float">
            <text:p>0.864181086798006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64181087591677" calcext:value-type="float">
            <text:p>0.864181087591677</text:p>
          </table:table-cell>
          <table:table-cell office:value-type="float" office:value="0.855421683156347" calcext:value-type="float">
            <text:p>0.855421683156347</text:p>
          </table:table-cell>
          <table:table-cell office:value-type="float" office:value="0.399467383279464" calcext:value-type="float">
            <text:p>0.399467383279464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601864184584027" calcext:value-type="float">
            <text:p>0.601864184584027</text:p>
          </table:table-cell>
          <table:table-cell office:value-type="float" office:value="0.602409642862986" calcext:value-type="float">
            <text:p>0.602409642862986</text:p>
          </table:table-cell>
          <table:table-cell office:value-type="float" office:value="0.861517971984238" calcext:value-type="float">
            <text:p>0.861517971984238</text:p>
          </table:table-cell>
          <table:table-cell office:value-type="float" office:value="0.783132532992995" calcext:value-type="float">
            <text:p>0.783132532992995</text:p>
          </table:table-cell>
          <table:table-cell office:value-type="float" office:value="0.872170434334624" calcext:value-type="float">
            <text:p>0.872170434334624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/>
          <table:table-cell office:value-type="float" office:value="0.928571425733112" calcext:value-type="float">
            <text:p>0.928571425733112</text:p>
          </table:table-cell>
          <table:table-cell office:value-type="float" office:value="0.786216294001179" calcext:value-type="float">
            <text:p>0.786216294001179</text:p>
          </table:table-cell>
          <table:table-cell office:value-type="float" office:value="0.875999989509582" calcext:value-type="float">
            <text:p>0.875999989509582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7999993165334" calcext:value-type="float">
            <text:p>0.867999993165334</text:p>
          </table:table-cell>
          <table:table-cell office:value-type="float" office:value="0.833333330495017" calcext:value-type="float">
            <text:p>0.833333330495017</text:p>
          </table:table-cell>
          <table:table-cell office:value-type="float" office:value="0.865333326657613" calcext:value-type="float">
            <text:p>0.865333326657613</text:p>
          </table:table-cell>
          <table:table-cell office:value-type="float" office:value="0.928571425733112" calcext:value-type="float">
            <text:p>0.928571425733112</text:p>
          </table:table-cell>
          <table:table-cell office:value-type="float" office:value="0.881333328088125" calcext:value-type="float">
            <text:p>0.881333328088125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604527302850261" calcext:value-type="float">
            <text:p>0.604527302850261</text:p>
          </table:table-cell>
          <table:table-cell office:value-type="float" office:value="0.578313257320818" calcext:value-type="float">
            <text:p>0.578313257320818</text:p>
          </table:table-cell>
          <table:table-cell office:value-type="float" office:value="0.605858860415879" calcext:value-type="float">
            <text:p>0.605858860415879</text:p>
          </table:table-cell>
          <table:table-cell office:value-type="float" office:value="0.566265059163771" calcext:value-type="float">
            <text:p>0.566265059163771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867469875927431" calcext:value-type="float">
            <text:p>0.867469875927431</text:p>
          </table:table-cell>
          <table:table-cell office:value-type="float" office:value="0.87350198940018" calcext:value-type="float">
            <text:p>0.87350198940018</text:p>
          </table:table-cell>
          <table:table-cell office:value-type="float" office:value="0.759036142423928" calcext:value-type="float">
            <text:p>0.759036142423928</text:p>
          </table:table-cell>
          <table:table-cell office:value-type="float" office:value="0.868175763582263" calcext:value-type="float">
            <text:p>0.868175763582263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64181087274208" calcext:value-type="float">
            <text:p>0.864181087274208</text:p>
          </table:table-cell>
          <table:table-cell office:value-type="float" office:value="0.819277114896889" calcext:value-type="float">
            <text:p>0.819277114896889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/>
          <table:table-cell office:value-type="float" office:value="0.91666666382835" calcext:value-type="float">
            <text:p>0.91666666382835</text:p>
          </table:table-cell>
          <table:table-cell office:value-type="float" office:value="0.840447504097747" calcext:value-type="float">
            <text:p>0.840447504097747</text:p>
          </table:table-cell>
          <table:table-cell office:value-type="float" office:value="0.863999993006388" calcext:value-type="float">
            <text:p>0.863999993006388</text:p>
          </table:table-cell>
          <table:table-cell office:value-type="float" office:value="0.845238089561462" calcext:value-type="float">
            <text:p>0.845238089561462</text:p>
          </table:table-cell>
          <table:table-cell office:value-type="float" office:value="0.851999994119008" calcext:value-type="float">
            <text:p>0.85199999411900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43999996185303" calcext:value-type="float">
            <text:p>0.843999996185303</text:p>
          </table:table-cell>
          <table:table-cell office:value-type="float" office:value="0.91666666382835" calcext:value-type="float">
            <text:p>0.91666666382835</text:p>
          </table:table-cell>
          <table:table-cell office:value-type="float" office:value="0.859999996026357" calcext:value-type="float">
            <text:p>0.859999996026357</text:p>
          </table:table-cell>
          <table:table-cell office:value-type="float" office:value="0.821428574266888" calcext:value-type="float">
            <text:p>0.821428574266888</text:p>
          </table:table-cell>
          <table:table-cell office:value-type="float" office:value="0.868175759613911" calcext:value-type="float">
            <text:p>0.868175759613911</text:p>
          </table:table-cell>
          <table:table-cell office:value-type="float" office:value="0.807228922125805" calcext:value-type="float">
            <text:p>0.807228922125805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4337349541216" calcext:value-type="float">
            <text:p>0.84337349541216</text:p>
          </table:table-cell>
          <table:table-cell office:value-type="float" office:value="0.853528623733317" calcext:value-type="float">
            <text:p>0.853528623733317</text:p>
          </table:table-cell>
          <table:table-cell office:value-type="float" office:value="0.879518073725413" calcext:value-type="float">
            <text:p>0.879518073725413</text:p>
          </table:table-cell>
          <table:table-cell office:value-type="float" office:value="0.865512643927106" calcext:value-type="float">
            <text:p>0.865512643927106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6151796523804" calcext:value-type="float">
            <text:p>0.86151796523804</text:p>
          </table:table-cell>
          <table:table-cell office:value-type="float" office:value="0.795180720737181" calcext:value-type="float">
            <text:p>0.795180720737181</text:p>
          </table:table-cell>
          <table:table-cell office:value-type="float" office:value="0.848202391089834" calcext:value-type="float">
            <text:p>0.848202391089834</text:p>
          </table:table-cell>
          <table:table-cell office:value-type="float" office:value="0.855421688183244" calcext:value-type="float">
            <text:p>0.855421688183244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/>
          <table:table-cell office:value-type="float" office:value="0.904761899085272" calcext:value-type="float">
            <text:p>0.904761899085272</text:p>
          </table:table-cell>
          <table:table-cell office:value-type="float" office:value="0.745266781924308" calcext:value-type="float">
            <text:p>0.745266781924308</text:p>
          </table:table-cell>
          <table:table-cell office:value-type="float" office:value="0.877333327929179" calcext:value-type="float">
            <text:p>0.877333327929179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79999995231628" calcext:value-type="float">
            <text:p>0.879999995231628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4666661421458" calcext:value-type="float">
            <text:p>0.854666661421458</text:p>
          </table:table-cell>
          <table:table-cell office:value-type="float" office:value="0.904761899085272" calcext:value-type="float">
            <text:p>0.904761899085272</text:p>
          </table:table-cell>
          <table:table-cell office:value-type="float" office:value="0.854666660626729" calcext:value-type="float">
            <text:p>0.854666660626729</text:p>
          </table:table-cell>
          <table:table-cell office:value-type="float" office:value="0.83333333617165" calcext:value-type="float">
            <text:p>0.83333333617165</text:p>
          </table:table-cell>
          <table:table-cell office:value-type="float" office:value="0.86817575882024" calcext:value-type="float">
            <text:p>0.86817575882024</text:p>
          </table:table-cell>
          <table:table-cell office:value-type="float" office:value="0.783132527966097" calcext:value-type="float">
            <text:p>0.783132527966097</text:p>
          </table:table-cell>
          <table:table-cell office:value-type="float" office:value="0.864181084893197" calcext:value-type="float">
            <text:p>0.864181084893197</text:p>
          </table:table-cell>
          <table:table-cell office:value-type="float" office:value="0.831325307667973" calcext:value-type="float">
            <text:p>0.831325307667973</text:p>
          </table:table-cell>
          <table:table-cell office:value-type="float" office:value="0.399467384370761" calcext:value-type="float">
            <text:p>0.399467384370761</text:p>
          </table:table-cell>
          <table:table-cell office:value-type="float" office:value="0.385542171188148" calcext:value-type="float">
            <text:p>0.385542171188148</text:p>
          </table:table-cell>
          <table:table-cell office:value-type="float" office:value="0.398135824642391" calcext:value-type="float">
            <text:p>0.398135824642391</text:p>
          </table:table-cell>
          <table:table-cell office:value-type="float" office:value="0.397590363959232" calcext:value-type="float">
            <text:p>0.397590363959232</text:p>
          </table:table-cell>
          <table:table-cell office:value-type="float" office:value="0.846870830944788" calcext:value-type="float">
            <text:p>0.846870830944788</text:p>
          </table:table-cell>
          <table:table-cell office:value-type="float" office:value="0.843373500439058" calcext:value-type="float">
            <text:p>0.843373500439058</text:p>
          </table:table-cell>
          <table:table-cell office:value-type="float" office:value="0.873501990987521" calcext:value-type="float">
            <text:p>0.873501990987521</text:p>
          </table:table-cell>
          <table:table-cell office:value-type="float" office:value="0.783132527966097" calcext:value-type="float">
            <text:p>0.783132527966097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/>
          <table:table-cell office:value-type="float" office:value="0.880952375275748" calcext:value-type="float">
            <text:p>0.880952375275748</text:p>
          </table:table-cell>
          <table:table-cell office:value-type="float" office:value="0.780220883361444" calcext:value-type="float">
            <text:p>0.780220883361444</text:p>
          </table:table-cell>
          <table:table-cell office:value-type="float" office:value="0.871999992529551" calcext:value-type="float">
            <text:p>0.871999992529551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9999990463257" calcext:value-type="float">
            <text:p>0.859999990463257</text:p>
          </table:table-cell>
          <table:table-cell office:value-type="float" office:value="0.845238092399779" calcext:value-type="float">
            <text:p>0.845238092399779</text:p>
          </table:table-cell>
          <table:table-cell office:value-type="float" office:value="0.85733332713445" calcext:value-type="float">
            <text:p>0.85733332713445</text:p>
          </table:table-cell>
          <table:table-cell office:value-type="float" office:value="0.880952375275748" calcext:value-type="float">
            <text:p>0.880952375275748</text:p>
          </table:table-cell>
          <table:table-cell office:value-type="float" office:value="0.857333324750264" calcext:value-type="float">
            <text:p>0.857333324750264</text:p>
          </table:table-cell>
          <table:table-cell office:value-type="float" office:value="0.845238100914728" calcext:value-type="float">
            <text:p>0.845238100914728</text:p>
          </table:table-cell>
          <table:table-cell office:value-type="float" office:value="0.864181085210666" calcext:value-type="float">
            <text:p>0.864181085210666</text:p>
          </table:table-cell>
          <table:table-cell office:value-type="float" office:value="0.771084340221911" calcext:value-type="float">
            <text:p>0.771084340221911</text:p>
          </table:table-cell>
          <table:table-cell office:value-type="float" office:value="0.830892141982814" calcext:value-type="float">
            <text:p>0.830892141982814</text:p>
          </table:table-cell>
          <table:table-cell office:value-type="float" office:value="0.831325302641076" calcext:value-type="float">
            <text:p>0.831325302641076</text:p>
          </table:table-cell>
          <table:table-cell office:value-type="float" office:value="0.850865505665501" calcext:value-type="float">
            <text:p>0.850865505665501</text:p>
          </table:table-cell>
          <table:table-cell office:value-type="float" office:value="0.86746988454497" calcext:value-type="float">
            <text:p>0.86746988454497</text:p>
          </table:table-cell>
          <table:table-cell office:value-type="float" office:value="0.8681757572329" calcext:value-type="float">
            <text:p>0.8681757572329</text:p>
          </table:table-cell>
          <table:table-cell office:value-type="float" office:value="0.771084335195013" calcext:value-type="float">
            <text:p>0.771084335195013</text:p>
          </table:table-cell>
          <table:table-cell office:value-type="float" office:value="0.852197064699409" calcext:value-type="float">
            <text:p>0.852197064699409</text:p>
          </table:table-cell>
          <table:table-cell office:value-type="float" office:value="0.81927710627935" calcext:value-type="float">
            <text:p>0.81927710627935</text:p>
          </table:table-cell>
          <table:table-cell office:value-type="float" office:value="0.406125171802015" calcext:value-type="float">
            <text:p>0.406125171802015</text:p>
          </table:table-cell>
          <table:table-cell office:value-type="float" office:value="0.325301203742085" calcext:value-type="float">
            <text:p>0.325301203742085</text:p>
          </table:table-cell>
          <table:table-cell table:number-columns-repeated="998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6" calcext:value-type="float" table:number-columns-spanned="1" table:number-rows-spanned="14">
            <text:p>6</text:p>
          </table:table-cell>
          <table:table-cell table:style-name="ce59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7" calcext:value-type="float" table:number-columns-spanned="1" table:number-rows-spanned="14">
            <text:p>7</text:p>
          </table:table-cell>
          <table:table-cell table:style-name="ce60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3"/>
        <table:table-column table:style-name="co2" table:default-cell-style-name="Default"/>
        <table:table-column table:style-name="co1" table:default-cell-style-name="Default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5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" table:number-columns-repeated="15" table:default-cell-style-name="ce61"/>
        <table:table-column table:style-name="co1" table:number-columns-repeated="998" table:default-cell-style-name="Default"/>
        <table:table-row table:style-name="ro1">
          <table:table-cell table:style-name="ce46"/>
          <table:table-cell table:style-name="ce50" office:value-type="string" calcext:value-type="string">
            <text:p>optimizer</text:p>
          </table:table-cell>
          <table:table-cell table:style-name="ce46" office:value-type="string" calcext:value-type="string">
            <text:p>loss</text:p>
          </table:table-cell>
          <table:table-cell table:style-name="ce46" table:number-columns-repeated="3"/>
          <table:table-cell table:style-name="ce46" office:value-type="float" office:value="834" calcext:value-type="float" table:number-columns-spanned="2" table:number-rows-spanned="1">
            <text:p>834</text:p>
          </table:table-cell>
          <table:covered-table-cell table:style-name="ce46"/>
          <table:table-cell table:style-name="ce46" table:number-columns-repeated="1014"/>
          <table:table-cell table:number-columns-repeated="2"/>
        </table:table-row>
        <table:table-row table:style-name="ro1">
          <table:table-cell table:style-name="ce63"/>
          <table:table-cell table:style-name="ce65"/>
          <table:table-cell table:style-name="ce63" table:number-columns-repeated="4"/>
          <table:table-cell table:style-name="ce63" office:value-type="string" calcext:value-type="string" table:number-columns-spanned="2" table:number-rows-spanned="1">
            <text:p>Fold – 01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2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3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4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5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6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7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8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09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Fold – 10</text:p>
          </table:table-cell>
          <table:covered-table-cell table:style-name="ce63"/>
          <table:table-cell table:style-name="ce63" table:number-columns-repeated="996"/>
          <table:table-cell table:style-name="ce67" table:number-columns-repeated="2"/>
        </table:table-row>
        <table:table-row table:style-name="ro1">
          <table:table-cell table:style-name="ce64"/>
          <table:table-cell table:style-name="ce66"/>
          <table:table-cell table:style-name="ce64" table:number-columns-repeated="2"/>
          <table:table-cell table:style-name="ce64" office:value-type="string" calcext:value-type="string">
            <text:p>Best Score</text:p>
          </table:table-cell>
          <table:table-cell table:style-name="ce64" office:value-type="string" calcext:value-type="string">
            <text:p>Average Score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office:value-type="string" calcext:value-type="string">
            <text:p>accuracy</text:p>
          </table:table-cell>
          <table:table-cell table:style-name="ce64" office:value-type="string" calcext:value-type="string">
            <text:p>val accuracy</text:p>
          </table:table-cell>
          <table:table-cell table:style-name="ce64" table:number-columns-repeated="996"/>
          <table:table-cell table:style-name="ce68" table:number-columns-repeated="2"/>
        </table:table-row>
        <table:table-row table:style-name="ro1">
          <table:table-cell table:style-name="ce48" office:value-type="float" office:value="1" calcext:value-type="float" table:number-columns-spanned="1" table:number-rows-spanned="14">
            <text:p>1</text:p>
          </table:table-cell>
          <table:table-cell table:style-name="ce52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2" calcext:value-type="float" table:number-columns-spanned="1" table:number-rows-spanned="14">
            <text:p>2</text:p>
          </table:table-cell>
          <table:table-cell table:style-name="ce55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3" calcext:value-type="float" table:number-columns-spanned="1" table:number-rows-spanned="14">
            <text:p>3</text:p>
          </table:table-cell>
          <table:table-cell table:style-name="ce56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4" calcext:value-type="float" table:number-columns-spanned="1" table:number-rows-spanned="14">
            <text:p>4</text:p>
          </table:table-cell>
          <table:table-cell table:style-name="ce57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21"/>
          <table:table-cell table:style-name="Default"/>
          <table:table-cell table:number-columns-repeated="999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5" calcext:value-type="float" table:number-columns-spanned="1" table:number-rows-spanned="14">
            <text:p>5</text:p>
          </table:table-cell>
          <table:table-cell table:style-name="ce58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6" calcext:value-type="float" table:number-columns-spanned="1" table:number-rows-spanned="14">
            <text:p>6</text:p>
          </table:table-cell>
          <table:table-cell table:style-name="ce59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>
          <table:table-cell table:style-name="ce49"/>
          <table:table-cell table:style-name="ce54"/>
          <table:table-cell table:style-name="ce49" table:number-columns-repeated="2"/>
          <table:table-cell table:style-name="ce62" table:number-columns-repeated="22"/>
          <table:table-cell table:style-name="ce49" table:number-columns-repeated="996"/>
          <table:table-cell table:number-columns-repeated="2"/>
        </table:table-row>
        <table:table-row table:style-name="ro1">
          <table:table-cell table:style-name="ce48" office:value-type="float" office:value="7" calcext:value-type="float" table:number-columns-spanned="1" table:number-rows-spanned="14">
            <text:p>7</text:p>
          </table:table-cell>
          <table:table-cell table:style-name="ce60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absolute_percentage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mean_squared_logarithmic_error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quared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hing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logcosh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sparse_categorical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binary_crossentropy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kullback_leibler_divergence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poisson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office:value-type="string" calcext:value-type="string">
            <text:p>cosine_proximity</text:p>
          </table:table-cell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22:09:30.889835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22:57.301008157</meta:creation-date>
    <dc:date>2019-03-31T22:09:57.478077171</dc:date>
    <meta:editing-duration>PT9H23M30S</meta:editing-duration>
    <meta:editing-cycles>13</meta:editing-cycles>
    <meta:generator>LibreOffice/6.0.7.3$Linux_X86_64 LibreOffice_project/00m0$Build-3</meta:generator>
    <meta:document-statistic meta:table-count="3" meta:cell-count="2042" meta:object-count="0"/>
  </office:meta>
</office:document-meta>
</file>